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7f7d4" draw:textarea-horizontal-align="justify" draw:textarea-vertical-align="middle" draw:auto-grow-height="false" fo:min-height="17.15cm" fo:min-width="27.9cm"/>
    </style:style>
    <style:style style:name="gr2" style:family="graphic" style:parent-style-name="standard">
      <style:graphic-properties svg:stroke-color="#000000" draw:fill-color="#ffd8ce" draw:textarea-horizontal-align="justify" draw:textarea-vertical-align="middle" draw:auto-grow-height="false" fo:min-height="3.25cm" fo:min-width="24.3cm"/>
    </style:style>
    <style:style style:name="gr3" style:family="graphic" style:parent-style-name="standard">
      <style:graphic-properties svg:stroke-color="#000000" draw:fill-color="#e0c2cd" draw:textarea-horizontal-align="justify" draw:textarea-vertical-align="middle" draw:auto-grow-height="false" fo:min-height="3.25cm" fo:min-width="24.3cm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3.25cm" fo:min-width="24.3cm"/>
    </style:style>
    <style:style style:name="gr5" style:family="graphic" style:parent-style-name="standard">
      <style:graphic-properties svg:stroke-color="#000000" draw:fill-color="#dde8cb" draw:textarea-horizontal-align="justify" draw:textarea-vertical-align="middle" draw:auto-grow-height="false" fo:min-height="3.25cm" fo:min-width="24.3cm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svg:stroke-color="#000000" draw:fill-color="#ff7b59" draw:textarea-horizontal-align="justify" draw:textarea-vertical-align="middle" draw:auto-grow-height="false" fo:min-height="2.158cm" fo:min-width="2.834cm"/>
      <style:paragraph-properties style:writing-mode="lr-tb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0.912cm" fo:min-width="3.5cm"/>
      <style:paragraph-properties style:writing-mode="lr-tb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 fo:min-height="2.158cm" fo:min-width="2.834cm"/>
      <style:paragraph-properties style:writing-mode="lr-tb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912cm" fo:min-width="4.201cm"/>
      <style:paragraph-properties style:writing-mode="lr-tb"/>
    </style:style>
    <style:style style:name="gr11" style:family="graphic" style:parent-style-name="standard">
      <style:graphic-properties svg:stroke-color="#000000" draw:fill-color="#bf819e" draw:textarea-horizontal-align="justify" draw:textarea-vertical-align="middle" draw:auto-grow-height="false" fo:min-height="2.158cm" fo:min-width="2.834cm"/>
      <style:paragraph-properties style:writing-mode="lr-tb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0.912cm" fo:min-width="4.601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7f7d4"/>
      <style:paragraph-properties fo:text-align="center"/>
    </style:style>
    <style:style style:name="P2" style:family="paragraph">
      <loext:graphic-properties draw:fill-color="#ffd8ce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7b59"/>
      <style:paragraph-properties fo:text-align="center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bf819e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.4cm" svg:height="17.4cm" svg:x="0.8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cm" svg:height="3.5cm" svg:x="2.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4.8cm" svg:height="3.5cm" svg:x="2.6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8cm" svg:height="3.5cm" svg:x="2.6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8cm" svg:height="3.5cm" svg:x="2.6cm" svg:y="12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4cm" svg:height="2cm" svg:x="3.3cm" svg:y="2.7cm">
          <draw:text-box>
            <text:p><text:span text:style-name="T1">Etu user </text:span><text:span text:style-name="T1">layer</text:span></text:p>
          </draw:text-box>
        </draw:frame>
        <draw:frame draw:style-name="gr6" draw:text-style-name="P6" draw:layer="layout" svg:width="5.8cm" svg:height="2cm" svg:x="3.1cm" svg:y="6.2cm">
          <draw:text-box>
            <text:p><text:span text:style-name="T2">Etu </text:span><text:span text:style-name="T2">fonctionnalit</text:span><text:span text:style-name="T2">y layer</text:span></text:p>
          </draw:text-box>
        </draw:frame>
        <draw:frame draw:style-name="gr6" draw:text-style-name="P6" draw:layer="layout" svg:width="5.1cm" svg:height="2cm" svg:x="3cm" svg:y="9.8cm">
          <draw:text-box>
            <text:p><text:span text:style-name="T1">Etu basic </text:span><text:span text:style-name="T1">rule</text:span></text:p>
          </draw:text-box>
        </draw:frame>
        <draw:frame draw:style-name="gr6" draw:text-style-name="P6" draw:layer="layout" svg:width="4cm" svg:height="2cm" svg:x="3cm" svg:y="13.3cm">
          <draw:text-box>
            <text:p><text:span text:style-name="T1">Etu core </text:span><text:span text:style-name="T1">layer</text:span></text:p>
          </draw:text-box>
        </draw:frame>
        <draw:custom-shape draw:style-name="gr7" draw:text-style-name="P8" xml:id="id5" draw:id="id5" draw:layer="layout" svg:width="3.6cm" svg:height="2.6cm" svg:x="9.9cm" svg:y="2.3cm">
          <text:p text:style-name="P7">Mood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1" draw:id="id1" draw:layer="layout" svg:width="3.6cm" svg:height="2.6cm" svg:x="18.6cm" svg:y="2.3cm">
          <text:p text:style-name="P7">St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4" draw:id="id4" draw:layer="layout" svg:width="3.6cm" svg:height="2.6cm" svg:x="14.2cm" svg:y="2.3cm">
          <text:p text:style-name="P7">Réseaut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11" draw:id="id11" draw:layer="layout" svg:width="3.6cm" svg:height="2.6cm" svg:x="23cm" svg:y="2.3cm">
          <text:p text:style-name="P7">Messageri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xml:id="id13" draw:id="id13" draw:layer="layout" svg:width="4cm" svg:height="2.2cm" svg:x="9cm" svg:y="13.1cm">
          <text:p text:style-name="P7">Uni 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0" xml:id="id14" draw:id="id14" draw:layer="layout" svg:width="3.6cm" svg:height="2.6cm" svg:x="8.1cm" svg:y="9.6cm">
          <text:p text:style-name="P7">Video</text:p>
          <text:p text:style-name="P7">stre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6" draw:id="id6" draw:layer="layout" svg:width="3.6cm" svg:height="2.6cm" svg:x="19.3cm" svg:y="9.5cm">
          <text:p text:style-name="P7">Mail</text:p>
          <text:p text:style-name="P7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8" draw:id="id8" draw:layer="layout" svg:width="3.6cm" svg:height="2.6cm" svg:x="23.3cm" svg:y="9.5cm">
          <text:p text:style-name="P7">Chat</text:p>
          <text:p text:style-name="P7">platefor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9" xml:id="id7" draw:id="id7" draw:layer="layout" svg:width="4.7cm" svg:height="2.2cm" svg:x="14.6cm" svg:y="13.1cm">
          <text:p text:style-name="P7">User 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1" xml:id="id3" draw:id="id3" draw:layer="layout" svg:width="3.6cm" svg:height="2.6cm" svg:x="12.1cm" svg:y="5.9cm">
          <text:p text:style-name="P7">Content</text:p>
          <text:p text:style-name="P7">Manag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9" xml:id="id9" draw:id="id9" draw:layer="layout" svg:width="5.1cm" svg:height="2.2cm" svg:x="20.8cm" svg:y="13.2cm">
          <text:p text:style-name="P7">Shared 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1" xml:id="id2" draw:id="id2" draw:layer="layout" svg:width="3.6cm" svg:height="2.6cm" svg:x="16.9cm" svg:y="5.9cm">
          <text:p text:style-name="P7">Search</text:p>
          <text:p text:style-name="P7">Eng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2" draw:layer="layout" draw:type="lines" svg:x1="20.4cm" svg:y1="4.9cm" svg:x2="18.7cm" svg:y2="5.9cm" draw:start-shape="id1" draw:start-glue-point="6" draw:end-shape="id2" draw:end-glue-point="4" svg:d="M20400 4900v502l-1700-3v501" svg:viewBox="0 0 1701 1001">
          <text:p/>
        </draw:connector>
        <draw:connector draw:style-name="gr13" draw:text-style-name="P12" draw:layer="layout" draw:type="lines" svg:x1="20.4cm" svg:y1="4.9cm" svg:x2="13.9cm" svg:y2="5.9cm" draw:start-shape="id1" draw:start-glue-point="6" draw:end-shape="id3" draw:end-glue-point="4" svg:d="M20400 4900v502l-6500-3v501" svg:viewBox="0 0 6501 1001">
          <text:p/>
        </draw:connector>
        <draw:connector draw:style-name="gr13" draw:text-style-name="P12" draw:layer="layout" draw:type="lines" svg:x1="16cm" svg:y1="4.9cm" svg:x2="18.7cm" svg:y2="5.9cm" draw:start-shape="id4" draw:start-glue-point="6" draw:end-shape="id2" draw:end-glue-point="4" svg:d="M16000 4900v502l2700-3v501" svg:viewBox="0 0 2701 1001">
          <text:p/>
        </draw:connector>
        <draw:connector draw:style-name="gr13" draw:text-style-name="P12" draw:layer="layout" draw:type="lines" svg:x1="11.7cm" svg:y1="4.9cm" svg:x2="13.9cm" svg:y2="5.9cm" draw:start-shape="id5" draw:start-glue-point="6" draw:end-shape="id3" draw:end-glue-point="4" svg:d="M11700 4900v502l2200-3v501" svg:viewBox="0 0 2201 1001">
          <text:p/>
        </draw:connector>
        <draw:custom-shape draw:style-name="gr11" draw:text-style-name="P11" xml:id="id10" draw:id="id10" draw:layer="layout" svg:width="3.6cm" svg:height="2.6cm" svg:x="22cm" svg:y="5.8cm">
          <text:p text:style-name="P7">Access</text:p>
          <text:p text:style-name="P7">Modu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2" draw:layer="layout" draw:type="lines" svg:x1="21.1cm" svg:y1="12.1cm" svg:x2="16.95cm" svg:y2="13.1cm" draw:start-shape="id6" draw:start-glue-point="6" draw:end-shape="id7" draw:end-glue-point="5" svg:d="M21100 12100v502l-4150-3v501" svg:viewBox="0 0 4151 1001">
          <text:p/>
        </draw:connector>
        <draw:connector draw:style-name="gr13" draw:text-style-name="P12" draw:layer="layout" draw:type="lines" svg:x1="25.1cm" svg:y1="12.1cm" svg:x2="16.95cm" svg:y2="13.1cm" draw:start-shape="id8" draw:start-glue-point="6" draw:end-shape="id7" draw:end-glue-point="5" svg:d="M25100 12100v502l-8150-3v501" svg:viewBox="0 0 8151 1001">
          <text:p/>
        </draw:connector>
        <draw:connector draw:style-name="gr13" draw:text-style-name="P12" draw:layer="layout" draw:type="lines" svg:x1="25.1cm" svg:y1="12.1cm" svg:x2="23.35cm" svg:y2="13.2cm" draw:start-shape="id8" draw:start-glue-point="6" draw:end-shape="id9" draw:end-glue-point="5" svg:d="M25100 12100v502l-1750 97v501" svg:viewBox="0 0 1751 1101">
          <text:p/>
        </draw:connector>
        <draw:connector draw:style-name="gr13" draw:text-style-name="P12" draw:layer="layout" draw:type="lines" svg:x1="23.8cm" svg:y1="8.4cm" svg:x2="21.1cm" svg:y2="9.5cm" draw:start-shape="id10" draw:start-glue-point="6" draw:end-shape="id6" draw:end-glue-point="4" svg:d="M23800 8400v502l-2700 97v501" svg:viewBox="0 0 2701 1101">
          <text:p/>
        </draw:connector>
        <draw:connector draw:style-name="gr13" draw:text-style-name="P12" draw:layer="layout" draw:type="lines" svg:x1="23.8cm" svg:y1="8.4cm" svg:x2="25.1cm" svg:y2="9.5cm" draw:start-shape="id10" draw:start-glue-point="6" draw:end-shape="id8" draw:end-glue-point="4" svg:d="M23800 8400v502l1300 97v501" svg:viewBox="0 0 1301 1101">
          <text:p/>
        </draw:connector>
        <draw:connector draw:style-name="gr13" draw:text-style-name="P12" draw:layer="layout" draw:type="lines" draw:line-skew="-0.002cm" svg:x1="24.8cm" svg:y1="4.9cm" svg:x2="23.8cm" svg:y2="5.8cm" draw:start-shape="id11" draw:start-glue-point="6" draw:end-shape="id10" draw:end-glue-point="4" svg:d="M24800 4900v500l-1000-101v501" svg:viewBox="0 0 1001 901">
          <text:p/>
        </draw:connector>
        <draw:custom-shape draw:style-name="gr9" draw:text-style-name="P10" xml:id="id12" draw:id="id12" draw:layer="layout" svg:width="3.6cm" svg:height="2.6cm" svg:x="13.1cm" svg:y="9.5cm">
          <text:p text:style-name="P7">Data</text:p>
          <text:p text:style-name="P7">Merg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2" draw:layer="layout" draw:type="lines" svg:x1="14.9cm" svg:y1="12.1cm" svg:x2="11cm" svg:y2="13.1cm" draw:start-shape="id12" draw:start-glue-point="6" draw:end-shape="id13" draw:end-glue-point="5" svg:d="M14900 12100v502l-3900-3v501" svg:viewBox="0 0 3901 1001">
          <text:p/>
        </draw:connector>
        <draw:connector draw:style-name="gr13" draw:text-style-name="P12" draw:layer="layout" draw:type="lines" svg:x1="14.9cm" svg:y1="12.1cm" svg:x2="16.95cm" svg:y2="13.1cm" draw:start-shape="id12" draw:start-glue-point="6" draw:end-shape="id7" draw:end-glue-point="5" svg:d="M14900 12100v502l2050-3v501" svg:viewBox="0 0 2051 1001">
          <text:p/>
        </draw:connector>
        <draw:connector draw:style-name="gr13" draw:text-style-name="P12" draw:layer="layout" draw:type="lines" svg:x1="13.9cm" svg:y1="8.5cm" svg:x2="9.9cm" svg:y2="9.6cm" draw:start-shape="id3" draw:start-glue-point="6" draw:end-shape="id14" draw:end-glue-point="4" svg:d="M13900 8500v502l-4000 97v501" svg:viewBox="0 0 4001 1101">
          <text:p/>
        </draw:connector>
        <draw:connector draw:style-name="gr13" draw:text-style-name="P12" draw:layer="layout" draw:type="lines" svg:x1="18.7cm" svg:y1="8.5cm" svg:x2="14.9cm" svg:y2="9.5cm" draw:start-shape="id2" draw:start-glue-point="6" draw:end-shape="id12" draw:end-glue-point="4" svg:d="M18700 8500v502l-3800-3v501" svg:viewBox="0 0 380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2:41:34.301780027</meta:creation-date>
    <dc:date>2020-10-26T15:00:36.246425810</dc:date>
    <meta:editing-duration>PT1H9M9S</meta:editing-duration>
    <meta:editing-cycles>1</meta:editing-cycles>
    <meta:document-statistic meta:object-count="37"/>
    <meta:generator>LibreOffice/6.4.6.2$Linux_X86_64 LibreOffice_project/40$Build-2</meta:generator>
  </office:meta>
</office:document-meta>
</file>